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rsid="0008de9c" officeooo:paragraph-rsid="0008de9c"/>
    </style:style>
    <style:style style:name="P2" style:family="paragraph" style:parent-style-name="Text_20_body">
      <style:text-properties officeooo:rsid="0008de9c" officeooo:paragraph-rsid="0008de9c"/>
    </style:style>
    <style:style style:name="P3" style:family="paragraph" style:parent-style-name="Text_20_body">
      <style:text-properties officeooo:paragraph-rsid="0008de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ransferencias</text:h>
      <text:p text:style-name="P3"/>
      <text:p text:style-name="P2">Nos referimos a transferencias a aquellas operaciones en las que unicamente nos interesa transferir un activo o moneda de una cámara a otra.</text:p>
      <text:p text:style-name="P2"/>
      <text:p text:style-name="P2">Existe una cámara especial a la que denominamos CASH a la que asociamos con la fuente de ingresos externa al sistema con la que podemos realizar los ingresos iniciales a una cámara y en la que recogemos los posibles beneficios. Es decir, es una cámara que existe en el sistema pero que no esta disponible para otras operaciones y que no esta controlada por el sistema en el sentido de que no se puede conoc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2T22:40:12.696000000</dc:date>
    <meta:editing-duration>PT10H9M11S</meta:editing-duration>
    <meta:editing-cycles>1</meta:editing-cycles>
    <meta:document-statistic meta:table-count="0" meta:image-count="0" meta:object-count="0" meta:page-count="1" meta:paragraph-count="3" meta:word-count="99" meta:character-count="562" meta:non-whitespace-character-count="466"/>
    <meta:generator>LibreOffice/7.4.0.3$Windows_X86_64 LibreOffice_project/f85e47c08ddd19c015c0114a68350214f7066f5a</meta:generator>
  </office:meta>
</office:document-meta>
</file>